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e6006" style:font-name-asian="WenQuanYi Micro Hei" style:font-size-asian="15pt" style:font-style-asian="normal" style:font-weight-asian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f4858" style:font-name-asian="WenQuanYi Micro Hei" style:font-size-asian="15pt" style:font-style-asian="normal" style:font-weight-asian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5pt" fo:letter-spacing="normal" fo:font-style="normal"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font-size="8pt" fo:letter-spacing="normal" officeooo:paragraph-rsid="00203f24" style:font-name-asian="WenQuanYi Micro Hei" style:font-size-asian="8pt" style:font-style-asian="normal" style:font-weight-asian="normal" style:font-size-complex="8pt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style:font-name="WenQuanYi Micro Hei" fo:font-size="15pt" fo:font-style="normal" fo:font-weight="normal"/>
    </style:style>
    <style:style style:name="T2" style:family="text">
      <style:text-properties style:font-name="WenQuanYi Micro Hei" fo:font-size="10pt" fo:font-style="normal" fo:font-weight="normal"/>
    </style:style>
    <style:style style:name="T3" style:family="text">
      <style:text-properties style:font-name-asian="WenQuanYi Micro Hei" style:font-size-asian="15pt" style:font-style-asian="normal" style:font-weight-asian="normal"/>
    </style:style>
    <style:style style:name="T4" style:family="text">
      <style:text-properties style:font-name-asian="WenQuanYi Micro Hei" style:font-size-asian="10pt" style:font-style-asian="normal" style:font-weight-asian="normal"/>
    </style:style>
    <style:style style:name="T5" style:family="text">
      <style:text-properties fo:font-variant="normal" fo:text-transform="none" fo:color="#000000" fo:letter-spacing="normal" style:font-name-asian="WenQuanYi Micro Hei" style:font-size-asian="15pt" style:font-style-asian="normal" style:font-weight-asian="normal"/>
    </style:style>
    <style:style style:name="T6" style:family="text"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T7" style:family="text">
      <style:text-properties fo:font-variant="normal" fo:text-transform="none" fo:color="#000000" style:font-name="WenQuanYi Micro Hei" fo:font-size="10pt" fo:letter-spacing="normal" fo:font-style="normal" fo:font-weight="normal" officeooo:rsid="001e6006"/>
    </style:style>
    <style:style style:name="T8" style:family="text">
      <style:text-properties fo:font-variant="normal" fo:text-transform="none" fo:color="#000000" style:font-name="WenQuanYi Micro Hei" fo:font-size="15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話頭、作者<text:span text:style-name="T1">kā</text:span>讀者諸君報告</text:p>
      <text:p text:style-name="P7"><text:span text:style-name="T6">Uē-thâu, </text:span><text:span text:style-name="T7">t</text:span><text:span text:style-name="T6">sok-tsiá kā tho̍k-tsiá tsu-kun pò-kò</text:span></text:p>
      <text:p text:style-name="Text_20_body"/>
      <text:p text:style-name="P2">劉承賢</text:p>
      <text:p text:style-name="P4">Lâu Sîng-hiân</text:p>
      <text:p text:style-name="Text_20_body"/>
      <text:p text:style-name="P3"><text:span text:style-name="T3">若以早我真厚話，愛我起攔頭，寫</text:span><text:span text:style-name="T1">--</text:span><text:span text:style-name="T3">幾</text:span><text:span text:style-name="T1">-</text:span><text:span text:style-name="T3">頁</text:span><text:span text:style-name="T1">-</text:span><text:span text:style-name="T3">仔無問題，毋過十冬</text:span><text:span text:style-name="T1">to</text:span><text:span text:style-name="T3">過</text:span><text:span text:style-name="T1">--ah</text:span><text:span text:style-name="T3">，欲愛我</text:span><text:span text:style-name="T1">kā</text:span><text:span text:style-name="T3">第二本冊起一下仔</text:span><text:span text:style-name="T1">khiàn</text:span><text:span text:style-name="T3">，我有影毋知欲寫啥，下跤簡單交代</text:span><text:span text:style-name="T1">--</text:span><text:span text:style-name="T3">一</text:span><text:span text:style-name="T1">-</text:span><text:span text:style-name="T3">下就好。</text:span></text:p>
      <text:p text:style-name="P4">Nā í-tsá guá tsin kāu-uē, ài guá khí ânn thâu, siá--kuí-ia̍h-á bô būn-tê, m̄-kò tsa̍p tang to kuè--ah, beh ài guá kā tē jī pún tsheh khí tsi̍t-ē-á khiàn, guá ū-iánn m̄-tsai beh siá siánnh, ē-kha kán-tan kau-tāi--tsi̍t-ē tō hó.</text:p>
      <text:p text:style-name="Text_20_body"/>
      <text:p text:style-name="P3"><text:span text:style-name="T1">Tsit</text:span><text:span text:style-name="T3">八篇故事，我毋知欲按怎排前後，所以就照時間，</text:span><text:span text:style-name="T1">uì</text:span><text:span text:style-name="T3">最近寫</text:span><text:span text:style-name="T1">--ê</text:span><text:span text:style-name="T3">排去</text:span><text:span text:style-name="T1">kah</text:span><text:span text:style-name="T3">上進前，</text:span></text:p>
      <text:p text:style-name="P4">Tsit peh phian kòo-sū, guá m̄-tsai beh án-tsuánn pâi tsîng-āu, sóo-í tō tsiò sî-kan, uì tsuè-kīn siá--ê pâi khì kah siōng tsìn-tsîng,</text:p>
      <text:p text:style-name="Text_20_body"/>
      <text:p text:style-name="P3"><text:span text:style-name="T3">上尾</text:span><text:span text:style-name="T1">hit</text:span><text:span text:style-name="T3">篇〈煞戲〉</text:span><text:span text:style-name="T1">ê</text:span><text:span text:style-name="T3">頭前一半，是</text:span><text:span text:style-name="T1">2008</text:span><text:span text:style-name="T3">年寫</text:span><text:span text:style-name="T1">--ê</text:span><text:span text:style-name="T3">，拄拄是《倒轉》出版</text:span><text:span text:style-name="T1">hit</text:span><text:span text:style-name="T3">一冬，</text:span></text:p>
      <text:p text:style-name="P3"><text:span text:style-name="T2">Siōng-bué hit phian </text:span><text:span text:style-name="T4">〈 </text:span><text:span text:style-name="T2">suah-hì </text:span><text:span text:style-name="T4">〉 </text:span><text:span text:style-name="T2">ê thâu-tsîng tsi̍t-puànn, sī 2008 nî siá--ê, tú-tú sī </text:span><text:span text:style-name="T4">《 </text:span><text:span text:style-name="T2">tò-tńg </text:span><text:span text:style-name="T4">》 </text:span><text:span text:style-name="T2">tshut-pán hit tsi̍t tang,</text:span></text:p>
      <text:p text:style-name="Text_20_body"/>
      <text:p text:style-name="P3"><text:span text:style-name="T1">uì tsia thang</text:span><text:span text:style-name="T3">知</text:span><text:span text:style-name="T1">tsit</text:span><text:span text:style-name="T3">擺收</text:span><text:span text:style-name="T1">--</text:span><text:span text:style-name="T3">入</text:span><text:span text:style-name="T1">-</text:span><text:span text:style-name="T3">來</text:span><text:span text:style-name="T1">--ê</text:span><text:span text:style-name="T3">，就是我</text:span><text:span text:style-name="T1">tsit</text:span><text:span text:style-name="T3">十冬踮小說</text:span><text:span text:style-name="T1">tsit</text:span><text:span text:style-name="T3">个文類攏總</text:span><text:span text:style-name="T1">ê</text:span><text:span text:style-name="T3">成果（假使我無落勾來講）。</text:span></text:p>
      <text:p text:style-name="P3"><text:span text:style-name="T2">Uì tsia thang tsai tsit pái siu--ji̍p-lâi--ê, tsiū-sī guá tsit tsa̍p tang tiàm siáu-suat tsit ê bûn-luī lóng-tsóng ê sîng-kó </text:span><text:span text:style-name="T4">（ </text:span><text:span text:style-name="T2">ká-sú guá bô làu-kau lâi-kóng </text:span><text:span text:style-name="T4">）</text:span><text:span text:style-name="T2">.</text:span></text:p>
      <text:p text:style-name="Text_20_body"/>
      <text:p text:style-name="P3"><text:span text:style-name="T3">十冬</text:span><text:span text:style-name="T1">tsiah</text:span><text:span text:style-name="T3">寫按呢，當然我會當會（</text:span><text:span text:style-name="T1">huē</text:span><text:span text:style-name="T3">）講</text:span><text:span text:style-name="T1">to</text:span><text:span text:style-name="T3">真濟時間開佇讀冊、寫論文、寫台語教材，無</text:span><text:span text:style-name="T1">kā</text:span><text:span text:style-name="T3">創作當做上要緊</text:span><text:span text:style-name="T1">ê</text:span><text:span text:style-name="T3">目標。</text:span></text:p>
      <text:p text:style-name="P3"><text:span text:style-name="T2">Tsa̍p tang tsiah siá án-ne, tong-jiân guá ē-tàng huē kóng to tsin tsē sî-kan khai tī tha̍k-tsheh, siá lūn-bûn </text:span><text:span text:style-name="T4">、 </text:span><text:span text:style-name="T2">siá Tâi-gí kàu-tshâi, bô kā tshòng-tsok tòng-tsò siāng iàu-kín ê bo̍k-piau.</text:span></text:p>
      <text:p text:style-name="Text_20_body"/>
      <text:p text:style-name="P3"><text:soft-page-break/><text:span text:style-name="T3">實在講，有一站仔我嘛懶屍懶屍，想講咱寫</text:span><text:span text:style-name="T1">tse</text:span><text:span text:style-name="T3">，看無</text:span><text:span text:style-name="T1">ê</text:span><text:span text:style-name="T3">人看無，看有</text:span><text:span text:style-name="T1">ê</text:span><text:span text:style-name="T3">人嘛無定著會看，有看</text:span><text:span text:style-name="T1">ê</text:span><text:span text:style-name="T3">人</text:span><text:span text:style-name="T1">to</text:span><text:span text:style-name="T3">也無定著看有內底的機關……按呢是何</text:span><text:span text:style-name="T1">mih</text:span><text:span text:style-name="T3">苦</text:span><text:span text:style-name="T1">--leh</text:span><text:span text:style-name="T3">？</text:span></text:p>
      <text:p text:style-name="P4">Si̍t-tsāi kóng, ū tsi̍t-tsām-á guá mā lán-si-lán-si, siūnn-kóng lán siá tse, khuànn bô ê lâng khuànn bô, khuànn ū ê lâng mā bô tiānn-tio̍h ē khuànn, ū khuànn ê lâng to iā bô tiānn-tio̍h khuànn ū lāi-té ê ki-kuan... Án-ne sī hô mih khóo--leh?</text:p>
      <text:p text:style-name="Text_20_body"/>
      <text:p text:style-name="P3"><text:span text:style-name="T3">所致，咱</text:span><text:span text:style-name="T1">tsit</text:span><text:span text:style-name="T3">十冬，較濟是寫來參加比賽，用比賽趁所費來激家己去寫；比賽了，作品加加減減有貼起</text:span><text:span text:style-name="T1">lih</text:span><text:span text:style-name="T3">網路頂，</text:span><text:span text:style-name="T1">tsit</text:span><text:span text:style-name="T3">幾冬若貼，閣會附錄音</text:span><text:span text:style-name="T1">hőng</text:span><text:span text:style-name="T3">聽，照咱</text:span><text:span text:style-name="T1">kā</text:span><text:span text:style-name="T3">看，有興趣讀</text:span><text:span text:style-name="T1">--ê</text:span><text:span text:style-name="T3">嘛是真少數。</text:span></text:p>
      <text:p text:style-name="P4">Sóo-tì, lán tsit tsa̍p tang, khah tsē sī siá lâi tsham-ka pí-sài, iōng pí-sài thàn sóo-huì lâi kik ka-kī khì siá; Pí-sài liáu, tsok-phín ke-ke-kiám-kiám ū tah khí-lih bāng-lōo-tíng, tsit kuí tang ná tah, koh ē hù lio̍k-im hőng thiann, tsiò lán kā khuànn, ū hìng-tshù tha̍k--ê mā sī tsin tsió-sòo.</text:p>
      <text:p text:style-name="Text_20_body"/>
      <text:p text:style-name="P3"><text:span text:style-name="T3">毋</text:span><text:span text:style-name="T1">tsiah</text:span><text:span text:style-name="T3">咱自來無按算欲閣出冊，</text:span><text:span text:style-name="T1">to</text:span><text:span text:style-name="T3">不管咱感覺家己寫了有偌好拄偌好（家己褒較袂臭臊），嘛是家己寫</text:span><text:span text:style-name="T1">hōo</text:span><text:span text:style-name="T3">家己暢</text:span><text:span text:style-name="T1">--ê</text:span><text:span text:style-name="T3">，極加</text:span><text:span text:style-name="T1">hōo</text:span><text:span text:style-name="T3">身軀邊</text:span><text:span text:style-name="T1">ê</text:span><text:span text:style-name="T3">搭粒</text:span><text:span text:style-name="T1">--ê</text:span><text:span text:style-name="T3">罔讀，看伊會呵咾</text:span><text:span text:style-name="T1">--</text:span><text:span text:style-name="T3">幾</text:span><text:span text:style-name="T1">-</text:span><text:span text:style-name="T3">句</text:span><text:span text:style-name="T1">-</text:span><text:span text:style-name="T3">仔袂。</text:span></text:p>
      <text:p text:style-name="P4">M̄-tsiah lán tsū-lâi bô àn-sǹg beh koh tshut-tsheh, to put-kuán lán kám-kak ka-kī siá-liáu ū juā hó tú juā hó ( ka-kī po khah bē tshàu-tsho ), mā-sī ka-kī siá hōo ka-kī thiòng--ê, ki̍k ka hōo sin-khu-pinn ê tah-lia̍p--ê bóng tha̍k, khuànn i ē o-ló--kuí-kù-á bē.</text:p>
      <text:p text:style-name="Text_20_body"/>
      <text:p text:style-name="P3"><text:span text:style-name="T3">老實講我無食褒袂死</text:span><text:span text:style-name="T1">--lah</text:span><text:span text:style-name="T3">，若猶會要意欲寫、欲愛人讀，攏是為著台語！</text:span></text:p>
      <text:p text:style-name="P4">Láu-si̍t kóng guá bô tsia̍h-po bē sí--lah, nā iáu-ē iàu-ì beh siá, beh ài lâng tha̍k, lóng-sī uī-tio̍h Tâi-gí!</text:p>
      <text:p text:style-name="Text_20_body"/>
      <text:p text:style-name="P3"><text:span text:style-name="T3">頭前講為著比賽咧寫，</text:span><text:span text:style-name="T1">he uân-nā</text:span><text:span text:style-name="T3">是攔頭，咱</text:span><text:span text:style-name="T1">to</text:span><text:span text:style-name="T3">毋是倒咧餓，</text:span><text:span text:style-name="T1">a̍h</text:span><text:span text:style-name="T3">是有影</text:span><text:span text:style-name="T1">hiah</text:span><text:span text:style-name="T3">要意</text:span><text:span text:style-name="T1">hia-ê</text:span><text:span text:style-name="T3">獎金，</text:span></text:p>
      <text:p text:style-name="P4">Thâu-tsîng kóng uī-tio̍h pí-sài leh siá, he uân-nā sī ânn-thâu, lán to m̄-sī tó-leh gō, a̍h-sī ū-iánn hiah iàu-ì hia ê tsióng-kim,</text:p>
      <text:p text:style-name="Text_20_body"/>
      <text:p text:style-name="P3"><text:span text:style-name="T3">閣再講，若欲比賽，</text:span><text:span text:style-name="T1">kám</text:span><text:span text:style-name="T3">毋免寫予評審佮意，干干仔咱無按呢想，干干仔咱</text:span><text:span text:style-name="T1">to</text:span><text:span text:style-name="T3">欲寫家己愛寫</text:span><text:span text:style-name="T1">--ê</text:span><text:span text:style-name="T3">，欲寫家己感覺有意思</text:span><text:span text:style-name="T1">--ê</text:span><text:span text:style-name="T3">。</text:span></text:p>
      <text:p text:style-name="P4">Koh-tsài kóng, na7 beh pí-sài, kám m̄-bián siá-hōo phîng-sím kah-ì, kan-kan-á lán bô án-ne siūnn, kan-kan-á lán to beh siá ka-kī ài siá--ê, beh siá ka-kī kám-kak ū ì-sù--ê.</text:p>
      <text:p text:style-name="P7"><text:soft-page-break/><text:span text:style-name="T5">干焦一項：</text:span><text:span text:style-name="T8">Tsit</text:span><text:span text:style-name="T5">幾冬，我那來那要意故事有好看</text:span><text:span text:style-name="T8">--</text:span><text:span text:style-name="T5">無；</text:span></text:p>
      <text:p text:style-name="P4">Kan-na tsi̍t-hāng: tsit kuí tang, guá ná lâi ná iàu-ì kòo-sū ū hó khuànn--bô;</text:p>
      <text:p text:style-name="Text_20_body"/>
      <text:p text:style-name="P3"><text:span text:style-name="T3">十冬前我較無將讀者囥佇心</text:span><text:span text:style-name="T1">--</text:span><text:span text:style-name="T3">裡，規心咧做台語文字</text:span><text:span text:style-name="T1">ê</text:span><text:span text:style-name="T3">試驗；</text:span><text:span text:style-name="T1">tsit</text:span><text:span text:style-name="T3">十冬，我將試驗</text:span><text:span text:style-name="T1">ê</text:span><text:span text:style-name="T3">層面換做「題材」，嘛較致心欲予讀者讀著</text:span><text:span text:style-name="T1">khí-moo</text:span><text:span text:style-name="T3">會</text:span><text:span text:style-name="T1">giang</text:span><text:span text:style-name="T3">，若袂，是個人才情無夠，我有盡量</text:span><text:span text:style-name="T1">--ah</text:span><text:span text:style-name="T3">。</text:span></text:p>
      <text:p text:style-name="P4">Tsa̍p tang tsîng guá khah bô tsiong tho̍k-tsiá khǹg tī sim--lí, kui-sim leh tsò Tâi-gí bûn-jī ê tshì-giām; Tsit tsa̍p tang, guá tsiong tshì-giām ê tsân-bīn uānn-tso3 " tê-tsâi ", mā khah tì-sim beh hōo tho̍k-tsiá tha̍k-tio̍h khí-moo ē giang, nā bē, sī kò-jîn tsâi-tsîng bô-kàu, guá ū tsīn-liōng--ah.</text:p>
      <text:p text:style-name="Text_20_body"/>
      <text:p text:style-name="P3"><text:span text:style-name="T3">啊若照按呢</text:span><text:span text:style-name="T1">kā</text:span><text:span text:style-name="T3">講</text:span><text:span text:style-name="T1">--</text:span><text:span text:style-name="T3">起</text:span><text:span text:style-name="T1">-</text:span><text:span text:style-name="T3">來，因為故事順序是照寫作時間倒頭排，讀者檢采會感受著</text:span><text:span text:style-name="T1">tsit</text:span><text:span text:style-name="T3">个寫作心態</text:span><text:span text:style-name="T1">ê</text:span><text:span text:style-name="T3">轉變也</text:span><text:span text:style-name="T1">kú-kánn</text:span><text:span text:style-name="T3">。</text:span></text:p>
      <text:p text:style-name="P4">Ah nā tsiàu án-ne kā kóng--khí-lâi, in-uī kòo-sū sūn-sū sī tsiò siá-tsok sî-kan tò-thâu-pâi, tho̍k-tsiá kiám-tshái ē kám-siū-tio̍h tsit-ê siá-tsok sim-thài ê tsuán-piàn iā kú-kánn.</text:p>
      <text:p text:style-name="Text_20_body"/>
      <text:p text:style-name="P3"><text:span text:style-name="T3">佇</text:span><text:span text:style-name="T1">tsia</text:span><text:span text:style-name="T3">有影足感謝金順兄招我出</text:span><text:span text:style-name="T1">tsit</text:span><text:span text:style-name="T3">本冊，</text:span><text:span text:style-name="T1">tsiah</text:span><text:span text:style-name="T3">認真咧拚台語文學出版</text:span><text:span text:style-name="T1">--ê</text:span><text:span text:style-name="T3">，目今真罕</text:span><text:span text:style-name="T1">--ah</text:span><text:span text:style-name="T3">，</text:span></text:p>
      <text:p text:style-name="P4">Tī tsia ū-iánn tsiok kám siā Kim-sūn hiann tsio guá tshut tsit pún tsheh, tsiah jīn-tsin leh piànn Tâi-gí bûn-ha̍k tshut-pán--ê, ba̍k-kim tsin hán--ah,</text:p>
      <text:p text:style-name="Text_20_body"/>
      <text:p text:style-name="P3"><text:span text:style-name="T3">希望</text:span><text:span text:style-name="T1">tsit</text:span><text:span text:style-name="T3">本冊印</text:span><text:span text:style-name="T1">--</text:span><text:span text:style-name="T3">出</text:span><text:span text:style-name="T1">-</text:span><text:span text:style-name="T3">來，會當</text:span><text:span text:style-name="T1">hōo</text:span><text:span text:style-name="T3">逐家發現台語寫作有咱前毋捌</text:span><text:span text:style-name="T1">khuàinn ê</text:span><text:span text:style-name="T3">可能性，閣有，</text:span><text:span text:style-name="T1">ǹg</text:span><text:span text:style-name="T3">望讀</text:span><text:span text:style-name="T1">ê</text:span><text:span text:style-name="T3">人，會感覺故事真好看，按呢，我就感覺</text:span><text:span text:style-name="T1">tsit</text:span><text:span text:style-name="T3">本冊出了有價值</text:span><text:span text:style-name="T1">--ah</text:span><text:span text:style-name="T3">。</text:span></text:p>
      <text:p text:style-name="P4">Hi-bāng tsit pún tsheh ìn--tshut-lâi, ē-tàng hōo ta̍k-ke huat-hiān Tâi-gí siá-tsok ū lán tsîng m̄-bat khuàinn ê khó-lîng-sìng, koh-ū, ǹg-bāng tha̍k ê lâng, ē kám-kak kòo-sū tsin hó khuànn, án-ne, guá tō kám-kak tsit pún tsheh tshut-liáu ū kè-ta̍t--ah.</text:p>
      <text:p text:style-name="Text_20_body"/>
      <text:p text:style-name="P5">- 2018.1</text:p>
      <text:p text:style-name="P4">- 2018.1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font-size="8pt" fo:letter-spacing="normal" officeooo:paragraph-rsid="00203f24" style:font-name-asian="WenQuanYi Micro Hei" style:font-size-asian="8pt" style:font-style-asian="normal" style:font-weight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話頭 – 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6:43:32.843898060</meta:creation-date>
    <dc:date>2018-10-11T16:45:18.911162701</dc:date>
    <meta:editing-duration>PT1M4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40" meta:word-count="1390" meta:character-count="4051" meta:non-whitespace-character-count="3548"/>
  </office:meta>
</office:document-meta>
</file>